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50201" officeooo:paragraph-rsid="00250201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637d7" officeooo:paragraph-rsid="002637d7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a0822" officeooo:paragraph-rsid="002a0822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306ac4" officeooo:paragraph-rsid="00306ac4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d272a" officeooo:paragraph-rsid="0031064f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7e89a" officeooo:paragraph-rsid="001eb7d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eec05" officeooo:paragraph-rsid="0031064f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6" style:family="paragraph" style:parent-style-name="Table_20_Contents" style:list-style-name="L2">
      <loext:graphic-properties draw:fill="none"/>
      <style:paragraph-properties fo:margin-left="-0.1882in" fo:margin-right="0in" fo:text-indent="0in" style:auto-text-indent="false" fo:background-color="transparent" text:number-lines="false" text:line-number="0"/>
      <style:text-properties officeooo:paragraph-rsid="0031064f"/>
    </style:style>
    <style:style style:name="T1" style:family="text">
      <style:text-properties officeooo:rsid="0018c5a7"/>
    </style:style>
    <style:style style:name="T2" style:family="text">
      <style:text-properties officeooo:rsid="002397eb"/>
    </style:style>
    <style:style style:name="T3" style:family="text">
      <style:text-properties officeooo:rsid="00250201"/>
    </style:style>
    <style:style style:name="T4" style:family="text">
      <style:text-properties officeooo:rsid="002c1510"/>
    </style:style>
    <style:style style:name="T5" style:family="text">
      <style:text-properties officeooo:rsid="0031064f"/>
    </style:style>
    <style:style style:name="T6" style:family="text">
      <style:text-properties style:font-name="Liberation Mono" fo:font-size="10pt" officeooo:rsid="00250201" style:font-name-asian="Courier New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1064f" style:font-name-asian="Courier New" style:font-size-asian="10pt" style:font-name-complex="Liberation Mono" style:font-size-complex="10pt"/>
    </style:style>
    <style:style style:name="T8" style:family="text">
      <style:text-properties officeooo:rsid="001d27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0">29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9">View <text:span text:style-name="T4">Readme</text:span>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9">Needed</text:p>
          </table:table-cell>
        </table:table-row>
        <table:table-row>
          <table:table-cell table:style-name="Table1.A2" office:value-type="string">
            <text:p text:style-name="P8">View </text:p>
          </table:table-cell>
          <table:table-cell table:style-name="Table1.B2" office:value-type="string">
            <text:p text:style-name="P8">Help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4">The DM <text:span text:style-name="T4">wants to learn about the application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4">The DM clicks <text:span text:style-name="T5">View Readme button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7976253403610488475" text:style-name="L1">
              <text:list-header>
                <text:p text:style-name="P15"><text:span text:style-name="T3"><text:s text:c="2"/>1. </text:span>DM <text:span text:style-name="T5">c</text:span>lick<text:span text:style-name="T5">s View</text:span> <text:span text:style-name="T4">Readme on Help</text:span></text:p>
                <text:p text:style-name="P11"><text:s/></text:p>
              </text:list-header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5852379477104034454" text:style-name="L2">
              <text:list-item>
                <text:p text:style-name="P16"><text:span text:style-name="T6">1. The Readme is opened in an application (presumabl</text:span><text:span text:style-name="T7">y</text:span></text:p>
              </text:list-item>
              <text:list-item>
                <text:p text:style-name="P16"><text:span text:style-name="T7"><text:s text:c="3"/></text:span><text:span text:style-name="T6">the native text editor</text:span><text:span text:style-name="T7">)</text:span></text:p>
              </text:list-item>
            </text:list>
            <text:p text:style-name="P7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5"><text:s text:c="3"/>1. <text:span text:style-name="T2">DM wants to learn about the application</text:span></text:p>
            <text:p text:style-name="P12"><text:s text:c="3"/>2. <text:span text:style-name="T3">DM clicks Readme from Help menu</text:span></text:p>
            <text:p text:style-name="P14"><text:span text:style-name="T8"><text:s text:c="3"/></text:span>3. <text:span text:style-name="T4">Readme file opens in native text editor</text:span></text:p>
            <text:p text:style-name="P13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6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53:15.937000000</dc:date>
    <meta:editing-duration>PT1H29M12S</meta:editing-duration>
    <meta:editing-cycles>17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87" meta:character-count="479" meta:non-whitespace-character-count="405"/>
  </office:meta>
</office:document-meta>
</file>